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</office:font-face-decls>
  <office:automatic-styles>
    <style:style style:name="TableColumn2" style:family="table-column">
      <style:table-column-properties style:column-width="1.3847in" style:use-optimal-column-width="false"/>
    </style:style>
    <style:style style:name="TableColumn3" style:family="table-column">
      <style:table-column-properties style:column-width="1.8444in" style:use-optimal-column-width="false"/>
    </style:style>
    <style:style style:name="TableColumn4" style:family="table-column">
      <style:table-column-properties style:column-width="1.2965in" style:use-optimal-column-width="false"/>
    </style:style>
    <style:style style:name="TableColumn5" style:family="table-column">
      <style:table-column-properties style:column-width="1.0131in" style:use-optimal-column-width="false"/>
    </style:style>
    <style:style style:name="TableColumn6" style:family="table-column">
      <style:table-column-properties style:column-width="1.3847in" style:use-optimal-column-width="false"/>
    </style:style>
    <style:style style:name="Table1" style:family="table" style:master-page-name="MP0">
      <style:table-properties style:width="6.9236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Row21" style:family="table-row">
      <style:table-row-properties style:min-row-height="0.2437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" style:family="table-row">
      <style:table-row-properties style:min-row-height="0.2437in"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33" style:family="table-row">
      <style:table-row-properties style:min-row-height="0.2437in"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39" style:family="table-row">
      <style:table-row-properties style:min-row-height="0.2437in"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TableRow42" style:family="table-row">
      <style:table-row-properties style:min-row-height="0.2437in"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48" style:family="table-row">
      <style:table-row-properties style:min-row-height="0.2437in"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54" style:family="table-row">
      <style:table-row-properties style:min-row-height="0.2437in"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</text:p>
          </table:table-cell>
          <table:table-cell table:style-name="TableCell10">
            <text:p text:style-name="P11">Description</text:p>
          </table:table-cell>
          <table:table-cell table:style-name="TableCell12">
            <text:p text:style-name="P13">Data Type</text:p>
          </table:table-cell>
          <table:table-cell table:style-name="TableCell14">
            <text:p text:style-name="P15">Data</text:p>
          </table:table-cell>
          <table:table-cell table:style-name="TableCell16">
            <text:p text:style-name="P17">Expected Outcome</text:p>
          </table:table-cell>
        </table:table-row>
        <table:table-row table:style-name="TableRow18">
          <table:table-cell table:style-name="TableCell19" table:number-columns-spanned="5">
            <text:p text:style-name="P20">Frontend Navigate / Security</text:p>
          </table:table-cell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Standard">Frontend navigation functions correctly</text:p>
          </table:table-cell>
          <table:table-cell table:style-name="TableCell23">
            <text:p text:style-name="Standard">User<text:s/>can<text:s/>navigate to all of the different pages of the frontend using just the buttons provided</text:p>
          </table:table-cell>
          <table:table-cell table:style-name="TableCell24">
            <text:p text:style-name="Standard">Website</text:p>
          </table:table-cell>
          <table:table-cell table:style-name="TableCell25">
            <text:p text:style-name="Standard">&lt;Insert landing page here&gt;</text:p>
          </table:table-cell>
          <table:table-cell table:style-name="TableCell26">
            <text:p text:style-name="Standard">Page should appear as per design and should be easy to navigate with<text:s/>on-site<text:s/>tools (no manual entering of URLs should be required)</text:p>
          </table:table-cell>
        </table:table-row>
        <table:table-row table:style-name="TableRow27">
          <table:table-cell table:style-name="TableCell28">
            <text:p text:style-name="Standard">Frontend redirects user if not logged in</text:p>
          </table:table-cell>
          <table:table-cell table:style-name="TableCell29">
            <text:p text:style-name="Standard">Frontend redirects the user should they try and access pages they do not have access to</text:p>
          </table:table-cell>
          <table:table-cell table:style-name="TableCell30">
            <text:p text:style-name="Standard">Website</text:p>
          </table:table-cell>
          <table:table-cell table:style-name="TableCell31">
            <text:p text:style-name="Standard">&lt;Insert landing page here&gt;</text:p>
          </table:table-cell>
          <table:table-cell table:style-name="TableCell32">
            <text:p text:style-name="Standard">User will be redirected to the login / create account page should they try and access any page which requires account credentials</text:p>
          </table:table-cell>
        </table:table-row>
        <table:table-row table:style-name="TableRow33">
          <table:table-cell table:style-name="TableCell34">
            <text:p text:style-name="Standard">User should not be able to view / access other<text:s/>users’<text:s/>data</text:p>
          </table:table-cell>
          <table:table-cell table:style-name="TableCell35">
            <text:p text:style-name="Standard">Frontend should not expose any user data unless the user is logged into that user account with valid credentials</text:p>
          </table:table-cell>
          <table:table-cell table:style-name="TableCell36">
            <text:p text:style-name="Standard">Website</text:p>
          </table:table-cell>
          <table:table-cell table:style-name="TableCell37">
            <text:p text:style-name="Standard">&lt;Insert landing page here&gt;</text:p>
          </table:table-cell>
          <table:table-cell table:style-name="TableCell38">
            <text:p text:style-name="Standard">User will be shown no data if they do not have valid credentials and should be redirected (see above)</text:p>
          </table:table-cell>
        </table:table-row>
        <table:table-row table:style-name="TableRow39">
          <table:table-cell table:style-name="TableCell40" table:number-columns-spanned="5">
            <text:p text:style-name="P41">Frontend Data Representations</text:p>
          </table:table-cell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>
            <text:p text:style-name="Standard">User should be able to view all songs<text:s/>in their library</text:p>
          </table:table-cell>
          <table:table-cell table:style-name="TableCell44">
            <text:p text:style-name="Standard">Webpage should provide a method for the user to view all the items in their library along with moods and view counts</text:p>
          </table:table-cell>
          <table:table-cell table:style-name="TableCell45">
            <text:p text:style-name="Standard">Website</text:p>
          </table:table-cell>
          <table:table-cell table:style-name="TableCell46">
            <text:p text:style-name="Standard">&lt;Insert landing page here&gt;</text:p>
          </table:table-cell>
          <table:table-cell table:style-name="TableCell47">
            <text:p text:style-name="Standard">User library should be displayed if user has correct login credentials</text:p>
          </table:table-cell>
        </table:table-row>
        <table:table-row table:style-name="TableRow48">
          <table:table-cell table:style-name="TableCell49">
            <text:p text:style-name="Standard">User<text:s/>should be able to view a timeline of their recently listened to songs</text:p>
          </table:table-cell>
          <table:table-cell table:style-name="TableCell50">
            <text:p text:style-name="Standard">Webpage should provide a method for the user to view<text:s/>all<text:s/>their recently listened to track in a timeline format</text:p>
          </table:table-cell>
          <table:table-cell table:style-name="TableCell51">
            <text:p text:style-name="Standard">Website</text:p>
          </table:table-cell>
          <table:table-cell table:style-name="TableCell52">
            <text:p text:style-name="Standard">&lt;Insert landing page here&gt;</text:p>
          </table:table-cell>
          <table:table-cell table:style-name="TableCell53">
            <text:p text:style-name="Standard">Timeline of user listens should be displayed if user has correct login credentials</text:p>
          </table:table-cell>
        </table:table-row>
        <table:table-row table:style-name="TableRow54">
          <table:table-cell table:style-name="TableCell55">
            <text:p text:style-name="Standard">User should be able view statistics on the makeup of their library and listening habits</text:p>
          </table:table-cell>
          <table:table-cell table:style-name="TableCell56">
            <text:p text:style-name="Standard">Webpage should provide a method for the user to view statistics such as the mood makeup of their library and last day of<text:s/>listening</text:p>
          </table:table-cell>
          <table:table-cell table:style-name="TableCell57">
            <text:p text:style-name="Standard">Website</text:p>
          </table:table-cell>
          <table:table-cell table:style-name="TableCell58">
            <text:p text:style-name="Standard">&lt;Insert landing page here&gt;</text:p>
          </table:table-cell>
          <table:table-cell table:style-name="TableCell59">
            <text:p text:style-name="Standard">Statistics on library and listen makeup should be displayed on page if the user<text:s/><text:soft-page-break/>has correct login credentia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ibri Light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Calib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ward Dunton</dc:creator>
    <meta:creation-date>2020-04-16T14:41:00Z</meta:creation-date>
    <dc:date>2020-05-05T14:49:00Z</dc:date>
    <meta:template xlink:href="Normal.dotm" xlink:type="simple"/>
    <meta:editing-cycles>133</meta:editing-cycles>
    <meta:editing-duration>PT10560S</meta:editing-duration>
    <meta:document-statistic meta:page-count="2" meta:paragraph-count="3" meta:word-count="293" meta:character-count="1966" meta:row-count="13" meta:non-whitespace-character-count="1676"/>
  </office:meta>
</office:document-meta>
</file>